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3cm"/>
    </style:style>
    <style:style style:name="co2" style:family="table-column">
      <style:table-column-properties fo:break-before="auto" style:column-width="12.153cm"/>
    </style:style>
    <style:style style:name="co3" style:family="table-column">
      <style:table-column-properties fo:break-before="auto" style:column-width="12.40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66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office:value-type="string">
            <text:p>en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honey_drop_name</text:p>
          </table:table-cell>
          <table:table-cell office:value-type="string">
            <text:p>Honey Drop</text:p>
          </table:table-cell>
          <table:table-cell office:value-type="string">
            <text:p>Gota de Miel</text:p>
          </table:table-cell>
        </table:table-row>
        <table:table-row table:style-name="ro1">
          <table:table-cell office:value-type="string">
            <text:p>honey_drop_desc</text:p>
          </table:table-cell>
          <table:table-cell office:value-type="string">
            <text:p>Sweet drop of honey produced by the Bee Kingdom.</text:p>
          </table:table-cell>
          <table:table-cell office:value-type="string">
            <text:p>Dulce gota de miel producida por el Reino de las Abejas.</text:p>
          </table:table-cell>
        </table:table-row>
        <table:table-row table:style-name="ro1">
          <table:table-cell office:value-type="string">
            <text:p>leaf_name</text:p>
          </table:table-cell>
          <table:table-cell office:value-type="string">
            <text:p>Crunchy Leaf</text:p>
          </table:table-cell>
          <table:table-cell office:value-type="string">
            <text:p>Hoja Crujiente</text:p>
          </table:table-cell>
        </table:table-row>
        <table:table-row table:style-name="ro1">
          <table:table-cell office:value-type="string">
            <text:p>leaf_desc</text:p>
          </table:table-cell>
          <table:table-cell office:value-type="string">
            <text:p>A dry leaf, good for a snack but could be better.</text:p>
          </table:table-cell>
          <table:table-cell office:value-type="string">
            <text:p>Una hoja seca, un buen snack pero se podria combinar con algo más.</text:p>
          </table:table-cell>
        </table:table-row>
        <table:table-row table:style-name="ro1">
          <table:table-cell office:value-type="string">
            <text:p>shroom_name</text:p>
          </table:table-cell>
          <table:table-cell office:value-type="string">
            <text:p>Mushroom</text:p>
          </table:table-cell>
          <table:table-cell office:value-type="string">
            <text:p>Hongo</text:p>
          </table:table-cell>
        </table:table-row>
        <table:table-row table:style-name="ro1">
          <table:table-cell office:value-type="string">
            <text:p>shroom_desc</text:p>
          </table:table-cell>
          <table:table-cell office:value-type="string">
            <text:p>A sour, chewwy shroom that is better cooked.</text:p>
          </table:table-cell>
          <table:table-cell office:value-type="string">
            <text:p>Un hongo agrio y gomoso, cocinado es preferible.</text:p>
          </table:table-cell>
        </table:table-row>
        <table:table-row table:style-name="ro1">
          <table:table-cell office:value-type="string">
            <text:p>berry_name</text:p>
          </table:table-cell>
          <table:table-cell office:value-type="string">
            <text:p>Fruity Berry </text:p>
          </table:table-cell>
          <table:table-cell office:value-type="string">
            <text:p>Baya Frutal</text:p>
          </table:table-cell>
        </table:table-row>
        <table:table-row table:style-name="ro1">
          <table:table-cell office:value-type="string">
            <text:p>berry_desc</text:p>
          </table:table-cell>
          <table:table-cell office:value-type="string">
            <text:p>Unlike the ones used as currency, this one's edible.</text:p>
          </table:table-cell>
          <table:table-cell office:value-type="string">
            <text:p>A diferencia de las de valor, esta es comestible.</text:p>
          </table:table-cell>
        </table:table-row>
        <table:table-row table:style-name="ro1">
          <table:table-cell office:value-type="string">
            <text:p>water_name</text:p>
          </table:table-cell>
          <table:table-cell office:value-type="string">
            <text:p>Clear Water</text:p>
          </table:table-cell>
          <table:table-cell office:value-type="string">
            <text:p>Agua Fresca</text:p>
          </table:table-cell>
        </table:table-row>
        <table:table-row table:style-name="ro1">
          <table:table-cell office:value-type="string">
            <text:p>water_desc</text:p>
          </table:table-cell>
          <table:table-cell office:value-type="string">
            <text:p>A drop of fresh rain water, for when you feel thirsty.</text:p>
          </table:table-cell>
          <table:table-cell office:value-type="string">
            <text:p>Una gota de lluvia fresca, para cuando te encuentras sediento.</text:p>
          </table:table-cell>
        </table:table-row>
        <table:table-row table:style-name="ro1">
          <table:table-cell office:value-type="string">
            <text:p>shaved_ice_name</text:p>
          </table:table-cell>
          <table:table-cell office:value-type="string">
            <text:p>Shaved Ice</text:p>
          </table:table-cell>
          <table:table-cell office:value-type="string">
            <text:p>Hielo Granizado</text:p>
          </table:table-cell>
        </table:table-row>
        <table:table-row table:style-name="ro1">
          <table:table-cell office:value-type="string">
            <text:p>shaved_ice_desc</text:p>
          </table:table-cell>
          <table:table-cell office:value-type="string">
            <text:p>A cone of shaved ice, its not icecream, but it is refreshing!</text:p>
          </table:table-cell>
          <table:table-cell office:value-type="string">
            <text:p>Un cono de hielo granizado, es solo agua congelada, pero todavia refresca! </text:p>
          </table:table-cell>
        </table:table-row>
        <table:table-row table:style-name="ro1">
          <table:table-cell office:value-type="string">
            <text:p>berry_juice_name</text:p>
          </table:table-cell>
          <table:table-cell office:value-type="string">
            <text:p>Berry Juice</text:p>
          </table:table-cell>
          <table:table-cell office:value-type="string">
            <text:p>Jugo de Baya</text:p>
          </table:table-cell>
        </table:table-row>
        <table:table-row table:style-name="ro1">
          <table:table-cell office:value-type="string">
            <text:p>berry_juice_desc</text:p>
          </table:table-cell>
          <table:table-cell office:value-type="string">
            <text:p>A refreshing drink made of locally grown berries.</text:p>
          </table:table-cell>
          <table:table-cell office:value-type="string">
            <text:p>Una bebida refrescante hecha con bayas de los campos dorados.</text:p>
          </table:table-cell>
        </table:table-row>
        <table:table-row table:style-name="ro1">
          <table:table-cell office:value-type="string">
            <text:p>leaf_honey_name</text:p>
          </table:table-cell>
          <table:table-cell office:value-type="string">
            <text:p>Honey'd Leaf</text:p>
          </table:table-cell>
          <table:table-cell office:value-type="string">
            <text:p>Hoja Endulzada</text:p>
          </table:table-cell>
        </table:table-row>
        <table:table-row table:style-name="ro1">
          <table:table-cell office:value-type="string">
            <text:p>leaf_honey_desc</text:p>
          </table:table-cell>
          <table:table-cell office:value-type="string">
            <text:p>With a crunchy texture, yet sweet taste.</text:p>
          </table:table-cell>
          <table:table-cell office:value-type="string">
            <text:p>Con una textura crujiente, pero dulce sabor.</text:p>
          </table:table-cell>
        </table:table-row>
        <table:table-row table:style-name="ro1">
          <table:table-cell office:value-type="string">
            <text:p>leaf_salad_name</text:p>
          </table:table-cell>
          <table:table-cell office:value-type="string">
            <text:p>Leaf Salad</text:p>
          </table:table-cell>
          <table:table-cell office:value-type="string">
            <text:p>Ensalada de Hojas</text:p>
          </table:table-cell>
        </table:table-row>
        <table:table-row table:style-name="ro1">
          <table:table-cell office:value-type="string">
            <text:p>leaf_salad_desc</text:p>
          </table:table-cell>
          <table:table-cell office:value-type="string">
            <text:p>Leaves that had been chopped up to look more presentable.</text:p>
          </table:table-cell>
          <table:table-cell office:value-type="string">
            <text:p>Hojas que han sido picadas y cortadas, lo cual las hace parecer más decentes.</text:p>
          </table:table-cell>
        </table:table-row>
        <table:table-row table:style-name="ro1">
          <table:table-cell office:value-type="string">
            <text:p>mushroom_salad_name</text:p>
          </table:table-cell>
          <table:table-cell office:value-type="string">
            <text:p>Mushroom Salad</text:p>
          </table:table-cell>
          <table:table-cell office:value-type="string">
            <text:p>Ensalada de Hongos</text:p>
          </table:table-cell>
        </table:table-row>
        <table:table-row table:style-name="ro1">
          <table:table-cell office:value-type="string">
            <text:p>mushroom_salad_desc</text:p>
          </table:table-cell>
          <table:table-cell office:value-type="string">
            <text:p>The texture on it is quite unique, leaves you feeling dazed.</text:p>
          </table:table-cell>
          <table:table-cell office:value-type="string">
            <text:p>Un sabor unico, combinado con la textura variada del platillo.</text:p>
          </table:table-cell>
        </table:table-row>
        <table:table-row table:style-name="ro1">
          <table:table-cell office:value-type="string">
            <text:p>cooked_shroom_name</text:p>
          </table:table-cell>
          <table:table-cell office:value-type="string">
            <text:p>Cooked Shroom</text:p>
          </table:table-cell>
          <table:table-cell office:value-type="string">
            <text:p>Hongo Cocido</text:p>
          </table:table-cell>
        </table:table-row>
        <table:table-row table:style-name="ro1">
          <table:table-cell office:value-type="string">
            <text:p>cooked_shroom_desc</text:p>
          </table:table-cell>
          <table:table-cell office:value-type="string">
            <text:p>Now that is cooked, it aint that bad, decent if one can say so.</text:p>
          </table:table-cell>
          <table:table-cell office:value-type="string">
            <text:p>Ahora que esta cocinado, no es tan malo como uno pensaria, por la mayor parte.</text:p>
          </table:table-cell>
        </table:table-row>
        <table:table-row table:style-name="ro1">
          <table:table-cell office:value-type="string">
            <text:p>cold_salad_name</text:p>
          </table:table-cell>
          <table:table-cell office:value-type="string">
            <text:p>Cold Salad</text:p>
          </table:table-cell>
          <table:table-cell office:value-type="string">
            <text:p>Ensalada Gélida</text:p>
          </table:table-cell>
        </table:table-row>
        <table:table-row table:style-name="ro1">
          <table:table-cell office:value-type="string">
            <text:p>cold_salad_desc</text:p>
          </table:table-cell>
          <table:table-cell office:value-type="string">
            <text:p>Effectively a frozen leaf salad. Edible despite all.</text:p>
          </table:table-cell>
          <table:table-cell office:value-type="string">
            <text:p>Effectivamente una ensalada de hojas congelada. Comestible ante todo pronostico.</text:p>
          </table:table-cell>
        </table:table-row>
        <table:table-row table:style-name="ro1">
          <table:table-cell office:value-type="string">
            <text:p>mushroom_gummies_name</text:p>
          </table:table-cell>
          <table:table-cell office:value-type="string">
            <text:p>Mushroom Gummies</text:p>
          </table:table-cell>
          <table:table-cell office:value-type="string">
            <text:p>Gomitas de Hongo</text:p>
          </table:table-cell>
        </table:table-row>
        <table:table-row table:style-name="ro1">
          <table:table-cell office:value-type="string">
            <text:p>mushroom_gummies_desc</text:p>
          </table:table-cell>
          <table:table-cell office:value-type="string">
            <text:p>A candy made of mushroom that tastes surprisingly well.</text:p>
          </table:table-cell>
          <table:table-cell office:value-type="string">
            <text:p>Un dulce hecho con hongos que es sorprendentemente agradable al paladar.</text:p>
          </table:table-cell>
        </table:table-row>
        <table:table-row table:style-name="ro1">
          <table:table-cell office:value-type="string">
            <text:p>glazed_honey_name</text:p>
          </table:table-cell>
          <table:table-cell office:value-type="string">
            <text:p>Glazed Honey</text:p>
          </table:table-cell>
          <table:table-cell office:value-type="string">
            <text:p>Miel Glaseada</text:p>
          </table:table-cell>
        </table:table-row>
        <table:table-row table:style-name="ro1">
          <table:table-cell office:value-type="string">
            <text:p>glazed_honey_desc</text:p>
          </table:table-cell>
          <table:table-cell office:value-type="string">
            <text:p>A common delicacy in the Bee Kingdom.</text:p>
          </table:table-cell>
          <table:table-cell office:value-type="string">
            <text:p>Una delicadez comun en el Reino de las Abejas.</text:p>
          </table:table-cell>
        </table:table-row>
        <table:table-row table:style-name="ro1">
          <table:table-cell office:value-type="string">
            <text:p>roasted_berries_name</text:p>
          </table:table-cell>
          <table:table-cell office:value-type="string">
            <text:p>Roasted Berries</text:p>
          </table:table-cell>
          <table:table-cell office:value-type="string">
            <text:p>Bayas Asadas</text:p>
          </table:table-cell>
        </table:table-row>
        <table:table-row table:style-name="ro1">
          <table:table-cell office:value-type="string">
            <text:p>roasted_berries_desc</text:p>
          </table:table-cell>
          <table:table-cell office:value-type="string">
            <text:p>The heat applied has made it taste all the sweeter than before.</text:p>
          </table:table-cell>
          <table:table-cell office:value-type="string">
            <text:p>Asarlas ha hecho que sean mas dulces que antes.</text:p>
          </table:table-cell>
        </table:table-row>
        <table:table-row table:style-name="ro1">
          <table:table-cell office:value-type="string">
            <text:p>mistake_name</text:p>
          </table:table-cell>
          <table:table-cell office:value-type="string">
            <text:p>Mistake</text:p>
          </table:table-cell>
          <table:table-cell office:value-type="string">
            <text:p>Decepción</text:p>
          </table:table-cell>
        </table:table-row>
        <table:table-row table:style-name="ro1">
          <table:table-cell office:value-type="string">
            <text:p>mistake_desc</text:p>
          </table:table-cell>
          <table:table-cell office:value-type="string">
            <text:p>Perfectly good ingredients, gone to waste. Who would want this?!</text:p>
          </table:table-cell>
          <table:table-cell office:value-type="string">
            <text:p>Ingredientes de calidad a la basura. ¡¿Quién comeria esto?!</text:p>
          </table:table-cell>
        </table:table-row>
        <table:table-row table:style-name="ro1">
          <table:table-cell office:value-type="string">
            <text:p>big_mistake_name</text:p>
          </table:table-cell>
          <table:table-cell office:value-type="string">
            <text:p>Big Mistake</text:p>
          </table:table-cell>
          <table:table-cell office:value-type="string">
            <text:p>Mega Decepción</text:p>
          </table:table-cell>
        </table:table-row>
        <table:table-row table:style-name="ro1">
          <table:table-cell office:value-type="string">
            <text:p>big_mistake_desc</text:p>
          </table:table-cell>
          <table:table-cell office:value-type="string">
            <text:p>Please, stop.</text:p>
          </table:table-cell>
          <table:table-cell office:value-type="string">
            <text:p>Porfavor, para.</text:p>
          </table:table-cell>
        </table:table-row>
        <table:table-row table:style-name="ro1">
          <table:table-cell office:value-type="string">
            <text:p>flour_bag_name</text:p>
          </table:table-cell>
          <table:table-cell office:value-type="string">
            <text:p>Bag of Flour</text:p>
          </table:table-cell>
          <table:table-cell office:value-type="string">
            <text:p>Saco de Harina</text:p>
          </table:table-cell>
        </table:table-row>
        <table:table-row table:style-name="ro1">
          <table:table-cell office:value-type="string">
            <text:p>flour_bag_desc</text:p>
          </table:table-cell>
          <table:table-cell office:value-type="string">
            <text:p>Used for many recipes, and preferably, not consumed raw.</text:p>
          </table:table-cell>
          <table:table-cell office:value-type="string">
            <text:p>Principalmente usado en recetas. No se recomienda consumirlo crudo.</text:p>
          </table:table-cell>
        </table:table-row>
        <table:table-row table:style-name="ro1">
          <table:table-cell office:value-type="string">
            <text:p>dry_bread_name</text:p>
          </table:table-cell>
          <table:table-cell office:value-type="string">
            <text:p>Dry Bread</text:p>
          </table:table-cell>
          <table:table-cell office:value-type="string">
            <text:p>Pan Seco</text:p>
          </table:table-cell>
        </table:table-row>
        <table:table-row table:style-name="ro1">
          <table:table-cell office:value-type="string">
            <text:p>dry_bread_desc</text:p>
          </table:table-cell>
          <table:table-cell office:value-type="string">
            <text:p>A fine piece of bread that will leave you thirsty, for more! ... well, both.</text:p>
          </table:table-cell>
          <table:table-cell office:value-type="string">
            <text:p>Una deliciosa barra de pan que te dejara sediento, por más! ... bueno, ambos.</text:p>
          </table:table-cell>
        </table:table-row>
        <table:table-row table:style-name="ro1">
          <table:table-cell office:value-type="string">
            <text:p>icecream_name</text:p>
          </table:table-cell>
          <table:table-cell office:value-type="string">
            <text:p>Ice Cream</text:p>
          </table:table-cell>
          <table:table-cell office:value-type="string">
            <text:p>Helado</text:p>
          </table:table-cell>
        </table:table-row>
        <table:table-row table:style-name="ro1">
          <table:table-cell office:value-type="string">
            <text:p>icecream_desc</text:p>
          </table:table-cell>
          <table:table-cell office:value-type="string">
            <text:p>A dessert best served cold, in a sunny day under the shade.</text:p>
          </table:table-cell>
          <table:table-cell office:value-type="string">
            <text:p>Un postre mejor servido frio, en un dia de verano, bajo la sombra.</text:p>
          </table:table-cell>
        </table:table-row>
        <table:table-row table:style-name="ro1">
          <table:table-cell office:value-type="string">
            <text:p>honey_icecream_name</text:p>
          </table:table-cell>
          <table:table-cell office:value-type="string">
            <text:p>Honey Ice Cream</text:p>
          </table:table-cell>
          <table:table-cell office:value-type="string">
            <text:p>Helado de Miel</text:p>
          </table:table-cell>
        </table:table-row>
        <table:table-row table:style-name="ro1">
          <table:table-cell office:value-type="string">
            <text:p>honey_icecream_desc</text:p>
          </table:table-cell>
          <table:table-cell office:value-type="string">
            <text:p>A honey-flavoured icecream, so sweet and refresing!</text:p>
          </table:table-cell>
          <table:table-cell office:value-type="string">
            <text:p>Un helado con sabor a miel, super delicioso y refrescante!</text:p>
          </table:table-cell>
        </table:table-row>
        <table:table-row table:style-name="ro1">
          <table:table-cell office:value-type="string">
            <text:p>abomihoney_name</text:p>
          </table:table-cell>
          <table:table-cell office:value-type="string">
            <text:p>Abomihoney</text:p>
          </table:table-cell>
          <table:table-cell office:value-type="string">
            <text:p>Abomimiel</text:p>
          </table:table-cell>
        </table:table-row>
        <table:table-row table:style-name="ro1">
          <table:table-cell office:value-type="string">
            <text:p>abomihoney_desc</text:p>
          </table:table-cell>
          <table:table-cell office:value-type="string">
            <text:p>The result of applying way too much heat to hone- Ow! it bit me!</text:p>
          </table:table-cell>
          <table:table-cell office:value-type="string">
            <text:p>El resultado de calentar miel por demasiad- Ay! Pero que me ha mordido!</text:p>
          </table:table-cell>
        </table:table-row>
        <table:table-row table:style-name="ro1">
          <table:table-cell office:value-type="string">
            <text:p>aphid_egg_name</text:p>
          </table:table-cell>
          <table:table-cell office:value-type="string">
            <text:p>Aphid Egg</text:p>
          </table:table-cell>
          <table:table-cell office:value-type="string">
            <text:p>Huevo de Afido</text:p>
          </table:table-cell>
        </table:table-row>
        <table:table-row table:style-name="ro1">
          <table:table-cell office:value-type="string">
            <text:p>aphid_egg_desc</text:p>
          </table:table-cell>
          <table:table-cell office:value-type="string">
            <text:p>A standard aphid egg, they soon after grow into a tiny lil Aphid.</text:p>
          </table:table-cell>
          <table:table-cell office:value-type="string">
            <text:p>Un huevo común de Áfido. De aquí crece un pequeñin.</text:p>
          </table:table-cell>
        </table:table-row>
        <table:table-row table:style-name="ro1">
          <table:table-cell office:value-type="string">
            <text:p>aphid_egg_red_name</text:p>
          </table:table-cell>
          <table:table-cell office:value-type="string">
            <text:p>Red Aphid Egg</text:p>
          </table:table-cell>
          <table:table-cell office:value-type="string">
            <text:p>Huevo Rojo de Afido</text:p>
          </table:table-cell>
        </table:table-row>
        <table:table-row table:style-name="ro1">
          <table:table-cell office:value-type="string">
            <text:p>aphid_egg_red_desc</text:p>
          </table:table-cell>
          <table:table-cell office:value-type="string">
            <text:p>A red aphid egg, they soon after grow into a tiny lil Aphid.</text:p>
          </table:table-cell>
          <table:table-cell office:value-type="string">
            <text:p>Un huevo rojo de Áfido. De aquí crece un pequeñin.</text:p>
          </table:table-cell>
        </table:table-row>
        <table:table-row table:style-name="ro1">
          <table:table-cell office:value-type="string">
            <text:p>aphid_egg_blue_name</text:p>
          </table:table-cell>
          <table:table-cell office:value-type="string">
            <text:p>Blue Aphid Egg</text:p>
          </table:table-cell>
          <table:table-cell office:value-type="string">
            <text:p>Huevo Azul de Afido</text:p>
          </table:table-cell>
        </table:table-row>
        <table:table-row table:style-name="ro1">
          <table:table-cell office:value-type="string">
            <text:p>aphid_egg_blue_desc</text:p>
          </table:table-cell>
          <table:table-cell office:value-type="string">
            <text:p>A blue aphid egg, they soon after grow into a tiny lil Aphid.</text:p>
          </table:table-cell>
          <table:table-cell office:value-type="string">
            <text:p>Un huevo azul de Áfido. De aquí crece un pequeñin.</text:p>
          </table:table-cell>
        </table:table-row>
        <table:table-row table:style-name="ro1">
          <table:table-cell office:value-type="string">
            <text:p>aphid_egg_green_name</text:p>
          </table:table-cell>
          <table:table-cell office:value-type="string">
            <text:p>Green Aphid Egg</text:p>
          </table:table-cell>
          <table:table-cell office:value-type="string">
            <text:p>Huevo Verde de Afido</text:p>
          </table:table-cell>
        </table:table-row>
        <table:table-row table:style-name="ro1">
          <table:table-cell office:value-type="string">
            <text:p>aphid_egg_green_desc</text:p>
          </table:table-cell>
          <table:table-cell office:value-type="string">
            <text:p>A green aphid egg, they soon after grow into a tiny lil Aphid.</text:p>
          </table:table-cell>
          <table:table-cell office:value-type="string">
            <text:p>Un huevo verde de Áfido. De aquí crece un pequeñin.</text:p>
          </table:table-cell>
        </table:table-row>
        <table:table-row table:style-name="ro1">
          <table:table-cell office:value-type="string">
            <text:p>aphid_egg_yellow_name</text:p>
          </table:table-cell>
          <table:table-cell office:value-type="string">
            <text:p>Yellow Aphid Egg</text:p>
          </table:table-cell>
          <table:table-cell office:value-type="string">
            <text:p>Huevo Amarillo de Afido</text:p>
          </table:table-cell>
        </table:table-row>
        <table:table-row table:style-name="ro1">
          <table:table-cell office:value-type="string">
            <text:p>aphid_egg_yellow_desc</text:p>
          </table:table-cell>
          <table:table-cell office:value-type="string">
            <text:p>A yellow aphid egg, they soon after grow into a tiny lil Aphid.</text:p>
          </table:table-cell>
          <table:table-cell office:value-type="string">
            <text:p>Un huevo amarillo de Áfido. De aquí crece un pequeñin.</text:p>
          </table:table-cell>
        </table:table-row>
        <table:table-row table:style-name="ro1">
          <table:table-cell office:value-type="string">
            <text:p>applesauce_name</text:p>
          </table:table-cell>
          <table:table-cell office:value-type="string">
            <text:p>Applesauce</text:p>
          </table:table-cell>
          <table:table-cell office:value-type="string">
            <text:p>Pure de Manzana</text:p>
          </table:table-cell>
        </table:table-row>
        <table:table-row table:style-name="ro1">
          <table:table-cell office:value-type="string">
            <text:p>applesauce_desc</text:p>
          </table:table-cell>
          <table:table-cell office:value-type="string">
            <text:p>An alternative to eggs in recipes, much more sweeter too!</text:p>
          </table:table-cell>
          <table:table-cell office:value-type="string">
            <text:p>Una alternativa a los huevos en recetas, mucho más dulce tambien!</text:p>
          </table:table-cell>
        </table:table-row>
        <table:table-row table:style-name="ro1">
          <table:table-cell office:value-type="string">
            <text:p>berry_icecream_name</text:p>
          </table:table-cell>
          <table:table-cell office:value-type="string">
            <text:p>Berry Ice Cream</text:p>
          </table:table-cell>
          <table:table-cell office:value-type="string">
            <text:p>Helado de Baya</text:p>
          </table:table-cell>
        </table:table-row>
        <table:table-row table:style-name="ro1">
          <table:table-cell office:value-type="string">
            <text:p>berry_icecream_desc</text:p>
          </table:table-cell>
          <table:table-cell office:value-type="string">
            <text:p>For a hot summer day! Or any other season really, can't go wrong with it.</text:p>
          </table:table-cell>
          <table:table-cell office:value-type="string">
            <text:p>Para un caluroso día de verano! U cualquier otra estación, no puedes fallar con esto.</text:p>
          </table:table-cell>
        </table:table-row>
        <table:table-row table:style-name="ro1">
          <table:table-cell office:value-type="string">
            <text:p>honey_pancakes_name</text:p>
          </table:table-cell>
          <table:table-cell office:value-type="string">
            <text:p>Honey Pancakes</text:p>
          </table:table-cell>
          <table:table-cell office:value-type="string">
            <text:p>Panqueques de Miel</text:p>
          </table:table-cell>
        </table:table-row>
        <table:table-row table:style-name="ro1">
          <table:table-cell office:value-type="string">
            <text:p>honey_pancakes_desc</text:p>
          </table:table-cell>
          <table:table-cell office:value-type="string">
            <text:p>Heaven turned breakfast. A plate of delicious pancakes covered in honey.</text:p>
          </table:table-cell>
          <table:table-cell office:value-type="string">
            <text:p>Cielo hecho desayuno. Un plato de deliciosos panqueques cubiertos en miel.</text:p>
          </table:table-cell>
        </table:table-row>
        <table:table-row table:style-name="ro1">
          <table:table-cell office:value-type="string">
            <text:p>nutty_cake_name</text:p>
          </table:table-cell>
          <table:table-cell office:value-type="string">
            <text:p>Nutty Cake</text:p>
          </table:table-cell>
          <table:table-cell office:value-type="string">
            <text:p>Pastelito de Nuez</text:p>
          </table:table-cell>
        </table:table-row>
        <table:table-row table:style-name="ro1">
          <table:table-cell office:value-type="string">
            <text:p>nutty_cake_desc</text:p>
          </table:table-cell>
          <table:table-cell office:value-type="string">
            <text:p>A rather bitter but enjoyable pastry. Your aphid is not nut-allergic, right?</text:p>
          </table:table-cell>
          <table:table-cell office:value-type="string">
            <text:p>Un pastelillo amargo, pero incredible. No eres alergico a la nuez, verdad?</text:p>
          </table:table-cell>
        </table:table-row>
        <table:table-row table:style-name="ro1">
          <table:table-cell office:value-type="string">
            <text:p>cake_name</text:p>
          </table:table-cell>
          <table:table-cell office:value-type="string">
            <text:p>Baked Cake</text:p>
          </table:table-cell>
          <table:table-cell office:value-type="string">
            <text:p>Pastel Horneado</text:p>
          </table:table-cell>
        </table:table-row>
        <table:table-row table:style-name="ro1">
          <table:table-cell office:value-type="string">
            <text:p>cake_desc</text:p>
          </table:table-cell>
          <table:table-cell office:value-type="string">
            <text:p>As basic as a cake gets, to complain of no one.</text:p>
          </table:table-cell>
          <table:table-cell office:value-type="string">
            <text:p>Lo más basico que un pastel puede ser, pero a queja de quien.</text:p>
          </table:table-cell>
        </table:table-row>
        <table:table-row table:style-name="ro1">
          <table:table-cell office:value-type="string">
            <text:p>danger_spud_name</text:p>
          </table:table-cell>
          <table:table-cell office:value-type="string">
            <text:p>Danger Spud</text:p>
          </table:table-cell>
          <table:table-cell office:value-type="string">
            <text:p>Batata Toxica</text:p>
          </table:table-cell>
        </table:table-row>
        <table:table-row table:style-name="ro1">
          <table:table-cell office:value-type="string">
            <text:p>danger_spud_desc</text:p>
          </table:table-cell>
          <table:table-cell office:value-type="string">
            <text:p>A toxin filled yam, seen by some as an exotic delicacy.</text:p>
          </table:table-cell>
          <table:table-cell office:value-type="string">
            <text:p>Una batata llena de toxinas, visto por muchos como un manjar curioso.</text:p>
          </table:table-cell>
        </table:table-row>
        <table:table-row table:style-name="ro1">
          <table:table-cell office:value-type="string">
            <text:p>plain_tea_name</text:p>
          </table:table-cell>
          <table:table-cell office:value-type="string">
            <text:p>Plain Tea</text:p>
          </table:table-cell>
          <table:table-cell office:value-type="string">
            <text:p>Té Simple</text:p>
          </table:table-cell>
        </table:table-row>
        <table:table-row table:style-name="ro1">
          <table:table-cell office:value-type="string">
            <text:p>plain_tea_desc</text:p>
          </table:table-cell>
          <table:table-cell office:value-type="string">
            <text:p>Nothing beats a simple tea to accompany the noon.</text:p>
          </table:table-cell>
          <table:table-cell office:value-type="string">
            <text:p>Nada supera un simple té para acompañar la tarde.</text:p>
          </table:table-cell>
        </table:table-row>
        <table:table-row table:style-name="ro1">
          <table:table-cell office:value-type="string">
            <text:p>tangy_berry_name</text:p>
          </table:table-cell>
          <table:table-cell office:value-type="string">
            <text:p>Tangy Berry</text:p>
          </table:table-cell>
          <table:table-cell office:value-type="string">
            <text:p>Baya Acida</text:p>
          </table:table-cell>
        </table:table-row>
        <table:table-row table:style-name="ro1">
          <table:table-cell office:value-type="string">
            <text:p>tangy_berry_desc</text:p>
          </table:table-cell>
          <table:table-cell office:value-type="string">
            <text:p>A strange berry, non-native of these lands. It's rarity makes it a luxurious ingredient.</text:p>
          </table:table-cell>
          <table:table-cell office:value-type="string">
            <text:p>Una baya extraña, no nativa de estos lares. Su rareza la hace un manjar lujurioso.</text:p>
          </table:table-cell>
        </table:table-row>
        <table:table-row table:style-name="ro1">
          <table:table-cell office:value-type="string">
            <text:p>leaf_croissant_name</text:p>
          </table:table-cell>
          <table:table-cell office:value-type="string">
            <text:p>Leaf Croissant</text:p>
          </table:table-cell>
          <table:table-cell office:value-type="string">
            <text:p>Croissant en Hoja</text:p>
          </table:table-cell>
        </table:table-row>
        <table:table-row table:style-name="ro1">
          <table:table-cell office:value-type="string">
            <text:p>leaf_croissant_desc</text:p>
          </table:table-cell>
          <table:table-cell office:value-type="string">
            <text:p>A freshly baked croissant, wrapped in leaves to make it extra crunchy.</text:p>
          </table:table-cell>
          <table:table-cell office:value-type="string">
            <text:p>Un croissant recien horneado, envuelto en hojas para hacerlo extra crujiente.</text:p>
          </table:table-cell>
        </table:table-row>
        <table:table-row table:style-name="ro1">
          <table:table-cell office:value-type="string">
            <text:p>plant_sap_name</text:p>
          </table:table-cell>
          <table:table-cell office:value-type="string">
            <text:p>Plant Sap</text:p>
          </table:table-cell>
          <table:table-cell office:value-type="string">
            <text:p>Savia de Planta</text:p>
          </table:table-cell>
        </table:table-row>
        <table:table-row table:style-name="ro1">
          <table:table-cell office:value-type="string">
            <text:p>plant_sap_desc</text:p>
          </table:table-cell>
          <table:table-cell office:value-type="string">
            <text:p>A sweet milky replacement for aphid honeydew in baked goods.</text:p>
          </table:table-cell>
          <table:table-cell office:value-type="string">
            <text:p>Una alternativa a la savia de los áfidos para postres.</text:p>
          </table:table-cell>
        </table:table-row>
        <table:table-row table:style-name="ro1">
          <table:table-cell office:value-type="string">
            <text:p>tangy_carpaccio_name</text:p>
          </table:table-cell>
          <table:table-cell office:value-type="string">
            <text:p>Tangy Carpaccio</text:p>
          </table:table-cell>
          <table:table-cell office:value-type="string">
            <text:p>Carpaccio Acido</text:p>
          </table:table-cell>
        </table:table-row>
        <table:table-row table:style-name="ro1">
          <table:table-cell office:value-type="string">
            <text:p>tangy_carpaccio_desc</text:p>
          </table:table-cell>
          <table:table-cell office:value-type="string">
            <text:p>Kut's star dish. Provides extraordinary aphid satisfaction.</text:p>
          </table:table-cell>
          <table:table-cell office:value-type="string">
            <text:p>Platillo estrella de Kut. Provee extraordinaria satisfacción a un áfido.</text:p>
          </table:table-cell>
        </table:table-row>
        <table:table-row table:style-name="ro1">
          <table:table-cell office:value-type="string">
            <text:p>baked_yam_name</text:p>
          </table:table-cell>
          <table:table-cell office:value-type="string">
            <text:p>Baked Yam</text:p>
          </table:table-cell>
          <table:table-cell office:value-type="string">
            <text:p>Batata Horneada</text:p>
          </table:table-cell>
        </table:table-row>
        <table:table-row table:style-name="ro1">
          <table:table-cell office:value-type="string">
            <text:p>baked_yam_desc</text:p>
          </table:table-cell>
          <table:table-cell office:value-type="string">
            <text:p>Baking the spud has gotten rid of its toxins, making it safe and pleasant to eat.</text:p>
          </table:table-cell>
          <table:table-cell office:value-type="string">
            <text:p>Hornear la batata ha removido las toxinas, haciendola segura y placentera de comer.</text:p>
          </table:table-cell>
        </table:table-row>
        <table:table-row table:style-name="ro1">
          <table:table-cell office:value-type="string">
            <text:p>yam_bread_name</text:p>
          </table:table-cell>
          <table:table-cell office:value-type="string">
            <text:p>Yam Bread</text:p>
          </table:table-cell>
          <table:table-cell office:value-type="string">
            <text:p>Pan de Batata</text:p>
          </table:table-cell>
        </table:table-row>
        <table:table-row table:style-name="ro1">
          <table:table-cell office:value-type="string">
            <text:p>yam_bread_desc</text:p>
          </table:table-cell>
          <table:table-cell office:value-type="string">
            <text:p>Freshly baked bread made out of spud. It's fluffy and rich in flavor.</text:p>
          </table:table-cell>
          <table:table-cell office:value-type="string">
            <text:p>Pan recientemente horneado hecho de batata. Es esponjoso y rico en sabor.</text:p>
          </table:table-cell>
        </table:table-row>
        <table:table-row table:style-name="ro1">
          <table:table-cell office:value-type="string">
            <text:p>pretzel_name</text:p>
          </table:table-cell>
          <table:table-cell table:number-columns-repeated="2" office:value-type="string">
            <text:p>Pretzel</text:p>
          </table:table-cell>
        </table:table-row>
        <table:table-row table:style-name="ro1">
          <table:table-cell office:value-type="string">
            <text:p>pretzel_desc</text:p>
          </table:table-cell>
          <table:table-cell office:value-type="string">
            <text:p>A tasty salty pretzel, goes well with a hot drink.</text:p>
          </table:table-cell>
          <table:table-cell office:value-type="string">
            <text:p>Un disfrutable pretzel salado, va bien con una bebida calient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02">02/05/2025</text:date>, <text:time>15:4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02T15:48:32.17</dc:date>
    <dc:creator>Summer </dc:creator>
    <meta:generator>OpenOffice/4.1.15$Win32 OpenOffice.org_project/4115m2$Build-9813</meta:generator>
    <meta:editing-duration>PT6H39M26S</meta:editing-duration>
    <meta:editing-cycles>22</meta:editing-cycles>
    <meta:document-statistic meta:table-count="1" meta:cell-count="248" meta:object-count="0"/>
  </office:meta>
</office:document-meta>
</file>